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/>
      <style:text-properties officeooo:rsid="000e7d07" officeooo:paragraph-rsid="000e7d07"/>
    </style:style>
    <style:style style:name="T1" style:family="text">
      <style:text-properties officeooo:rsid="000e7d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mework 0<text:span text:style-name="T1">7</text:span></text:p>
      <text:p text:style-name="P1">Objective: Answer each question</text:p>
      <text:p text:style-name="P2">Questions</text:p>
      <text:p text:style-name="P1">1. <text:span text:style-name="T1">Name a few asymmetric cryptography types.</text:span></text:p>
      <text:p text:style-name="P4">2. What is the fundamental requirements of a hash function?</text:p>
      <text:p text:style-name="P4">3. Name a few major hashing algorithms.</text:p>
      <text:p text:style-name="P4">4. Please describe what salting does.</text:p>
      <text:p text:style-name="P4">5. How are digital signatures are generated and verified?</text:p>
      <text:p text:style-name="P4">6. What is PKI?</text:p>
      <text:p text:style-name="P4">7. What are the applications of cryptography to secure emails?</text:p>
      <text:p text:style-name="P4">8. What are the applications of cryptography to secure web activity?</text:p>
      <text:p text:style-name="P4">9. What are the applications of cryptography to secure networking?</text:p>
      <text:p text:style-name="P4">10. Please describe IPSec.</text:p>
      <text:p text:style-name="P4">11. What are some common cryptographic attacks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7T15:23:00.406149873</meta:creation-date>
    <dc:date>2026-03-01T23:00:32.638462814</dc:date>
    <meta:editing-duration>PT21M40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14" meta:word-count="92" meta:character-count="571" meta:non-whitespace-character-count="493"/>
  </office:meta>
</office:document-meta>
</file>